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7.381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0.58333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ttendance Check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Choa, Jeremy Mica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lasquez, Kennet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Yao, Faneallrich Li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6-2017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3">
            <text:p>10/4/2016</text:p>
          </table:table-cell>
          <table:table-cell office:value-type="string" table:style-name="ce4">
            <text:p>Jeremy Micah Choa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</text:p>
          </table:table-cell>
          <table:table-cell table:number-columns-repeated="16380"/>
        </table:table-row>
        <table:table-row table:number-rows-repeated="4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Requirements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5" table:number-columns-repeated="16371" table:default-cell-style-name="ce1"/>
        <table:table-row table:style-name="ro4">
          <table:table-cell office:value-type="string" table:style-name="ce6">
            <text:p>RTM ID</text:p>
          </table:table-cell>
          <table:table-cell office:value-type="string" table:style-name="ce7">
            <text:p>Use Case No.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Scenario No</text:p>
          </table:table-cell>
          <table:table-cell office:value-type="string" table:style-name="ce7">
            <text:p>Scenario Description</text:p>
          </table:table-cell>
          <table:table-cell office:value-type="string" table:style-name="ce7">
            <text:p>Priority Status</text:p>
          </table:table-cell>
          <table:table-cell office:value-type="string" table:style-name="ce7">
            <text:p>Has Prototype?</text:p>
          </table:table-cell>
          <table:table-cell table:number-columns-repeated="3" table:style-name="ce8"/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1">
            <text:p>AC-1.0-S1</text:p>
          </table:table-cell>
          <table:table-cell office:value-type="string" table:style-name="ce1">
            <text:p>Use Case 1.0</text:p>
          </table:table-cell>
          <table:table-cell office:value-type="string" table:style-name="ce9">
            <text:p>Maintain class: user should be able to create, edit, or delete classe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Create clas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0-S2</text:p>
          </table:table-cell>
          <table:table-cell office:value-type="string" table:style-name="ce1">
            <text:p><text:s/>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S2</text:p>
          </table:table-cell>
          <table:table-cell office:value-type="string" table:style-name="ce1">
            <text:p>Edit clas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Delete clas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AC-1.1-S1</text:p>
          </table:table-cell>
          <table:table-cell office:value-type="string" table:style-name="ce1">
            <text:p>Use Case 1.1</text:p>
          </table:table-cell>
          <table:table-cell office:value-type="string" table:style-name="ce9">
            <text:p>Create class: user should be able to create a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creation of class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Failure to create class: duplicate name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AC-1.2-S1</text:p>
          </table:table-cell>
          <table:table-cell office:value-type="string" table:style-name="ce1">
            <text:p>Use Case 1.2</text:p>
          </table:table-cell>
          <table:table-cell office:value-type="string" table:style-name="ce9">
            <text:p>Delete class: user should be able to delete a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ion of class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AC-1.3-S1</text:p>
          </table:table-cell>
          <table:table-cell office:value-type="string" table:style-name="ce1">
            <text:p>Use Case 1.3</text:p>
          </table:table-cell>
          <table:table-cell office:value-type="string" table:style-name="ce9">
            <text:p>Edit class: user should be able to change a class's name and number of session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name change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ccessful session number change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3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Failure to edit class: duplicate name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AC-2.0-S1</text:p>
          </table:table-cell>
          <table:table-cell office:value-type="string" table:style-name="ce1">
            <text:p>Use Case 2.0</text:p>
          </table:table-cell>
          <table:table-cell office:value-type="string" table:style-name="ce9">
            <text:p>View class: user should be able to view a class's name, sessions, and students and their attendance statu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ing of existing class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2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how nothing: no class exists to be viewed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AC-3.0-S1</text:p>
          </table:table-cell>
          <table:table-cell office:value-type="string" table:style-name="ce1">
            <text:p>Use Case 3.0</text:p>
          </table:table-cell>
          <table:table-cell office:value-type="string" table:style-name="ce9">
            <text:p>Maintain student: within a class, user should be able to add, edit, and delete student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Add studen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3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Edit studen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3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Delete studen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AC-3.1-S1</text:p>
          </table:table-cell>
          <table:table-cell office:value-type="string" table:style-name="ce1">
            <text:p>Use Case 3.1</text:p>
          </table:table-cell>
          <table:table-cell office:value-type="string" table:style-name="ce9">
            <text:p>Add student: user should be able to add a student as part of a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dding of studen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3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Failure to add student: duplicate unique ID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1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Failure to add student: duplicate contact detail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AC-3.2-S1</text:p>
          </table:table-cell>
          <table:table-cell office:value-type="string" table:style-name="ce1">
            <text:p>Use Case 3.2</text:p>
          </table:table-cell>
          <table:table-cell office:value-type="string" table:style-name="ce9">
            <text:p>Delete student: user should be able to delete a student from their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ion of studen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1">
            <text:p>AC-3.3-S1</text:p>
          </table:table-cell>
          <table:table-cell office:value-type="string" table:style-name="ce1">
            <text:p>Use Case 3.3</text:p>
          </table:table-cell>
          <table:table-cell office:value-type="string" table:style-name="ce9">
            <text:p>Edit student: user should be able to change a student's name, unique ID, contact detail, and class attendance statu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change of student name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ccessful change of student unique ID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Successful change of student contact detail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4</text:p>
          </table:table-cell>
          <table:table-cell table:style-name="ce1"/>
          <table:table-cell table:style-name="ce9"/>
          <table:table-cell office:value-type="string" table:style-name="ce10">
            <text:p>S4</text:p>
          </table:table-cell>
          <table:table-cell office:value-type="string" table:style-name="ce1">
            <text:p>Failed to edit student: duplicate unique ID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5</text:p>
          </table:table-cell>
          <table:table-cell table:style-name="ce1"/>
          <table:table-cell table:style-name="ce9"/>
          <table:table-cell office:value-type="string" table:style-name="ce10">
            <text:p>S5</text:p>
          </table:table-cell>
          <table:table-cell office:value-type="string" table:style-name="ce1">
            <text:p>Failed to edit student: duplicate contact detail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6</text:p>
          </table:table-cell>
          <table:table-cell table:style-name="ce1"/>
          <table:table-cell table:style-name="ce9"/>
          <table:table-cell office:value-type="string" table:style-name="ce10">
            <text:p>S6</text:p>
          </table:table-cell>
          <table:table-cell office:value-type="string" table:style-name="ce1">
            <text:p>Successful change of student attendance status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1">
            <text:p>AC-4.0-S1</text:p>
          </table:table-cell>
          <table:table-cell office:value-type="string" table:style-name="ce1">
            <text:p>Use Case 4.0</text:p>
          </table:table-cell>
          <table:table-cell office:value-type="string" table:style-name="ce9">
            <text:p>View student: user should be able to view a student's name, unique ID, contact detail, and attendance status in viewed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ing of existing student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4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how nothing: no student exists to be viewed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1">
            <text:p>AC-4.1-S1</text:p>
          </table:table-cell>
          <table:table-cell office:value-type="string" table:style-name="ce1">
            <text:p>Use Case 4.1</text:p>
          </table:table-cell>
          <table:table-cell office:value-type="string" table:style-name="ce9">
            <text:p>Send warning to student: user should be able to send a message to student regarding their attendance in their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sending of message to student's contact detail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4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Failure to send warning: invalid contact detail</text:p>
          </table:table-cell>
          <table:table-cell office:value-type="string" table:style-name="ce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number-rows-repeated="104854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4-10-28T09:19:00Z</meta:creation-date>
    <dc:date>2016-10-04T09:21:08Z</dc:date>
    <meta:print-date>2016-10-04T09:19:52Z</meta:print-date>
    <meta:editing-cycles>5</meta:editing-cycles>
    <meta:editing-duration>PT1977S</meta:editing-duration>
  </office:meta>
</office:document-meta>
</file>